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aee9a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ee9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81cd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9e774"/>
    </style:style>
    <style:style style:name="T10" style:family="text">
      <style:text-properties fo:font-weight="bold" officeooo:rsid="0029e774" style:font-weight-asian="bold" style:font-weight-complex="bold"/>
    </style:style>
    <style:style style:name="T11" style:family="text">
      <style:text-properties style:font-name="Courier New" fo:font-weight="bold" officeooo:rsid="0029e774" style:font-weight-asian="bold" style:font-weight-complex="bold"/>
    </style:style>
    <style:style style:name="T12" style:family="text">
      <style:text-properties style:font-name="Courier New" fo:font-weight="bold" officeooo:rsid="002a22c5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8">6</text:span><text:span text:style-name="T4">.</text:span><text:span text:style-name="T7">4</text:span><text:span text:style-name="T4">. </text:span><text:span text:style-name="T7">Memotest</text:span></text:p>
      <text:p text:style-name="P6">En esta actividad tenés que construir un programa que permita jugar a una versión simplificada del Sudoku. El objetivo del juego es completar la grilla con los números del 1 al 3, sin que se repita ningún número en ninguna fila ni ninguna columna. El programa debe permitir al jugador moverse por la grilla, ingresar un número y mostrarlo si el número es válido (por ejemplo, si toca el número 3 y ese número se puede poner en ese lugar, el número aparece; pero si no se puede poner en ese lugar, entonces no pasa nada).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3">En Gobstones también hay eventos</text:span></text:p>
            <text:p text:style-name="P4">Si indagás un poco vas a encontrar las definiciones de eventos, que se pueden usar en un programa interactiv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3T17:25:10.770000000</dc:date>
    <meta:editing-duration>PT14M2S</meta:editing-duration>
    <meta:editing-cycles>27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4" meta:word-count="124" meta:character-count="695" meta:non-whitespace-character-count="575"/>
  </office:meta>
</office:document-meta>
</file>